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textarea-horizontal-align="justify" draw:textarea-vertical-align="middle" draw:auto-grow-height="false" fo:min-height="0.766cm" fo:min-width="3.31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3.31cm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0.766cm" fo:min-width="3.31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766cm" fo:min-width="3.31cm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0.766cm" fo:min-width="3.31cm"/>
    </style:style>
    <style:style style:name="gr6" style:family="graphic" style:parent-style-name="standard">
      <style:graphic-properties svg:stroke-color="#3465a4" draw:fill-color="#3465a4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-color="#5983b0" draw:textarea-horizontal-align="justify" draw:textarea-vertical-align="middle" draw:auto-grow-height="false" fo:min-height="0.512cm" fo:min-width="2.548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512cm" fo:min-width="2.521cm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909cm" fo:min-width="3.31cm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1.909cm" fo:min-width="3.31cm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1.909cm" fo:min-width="3.31cm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1.909cm" fo:min-width="3.31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766cm" fo:min-width="3.31cm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766cm" fo:min-width="3.31cm"/>
    </style:style>
    <style:style style:name="gr16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766cm" fo:min-width="3.31cm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66cm" fo:min-width="3.31cm"/>
    </style:style>
    <style:style style:name="gr19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color="#ffffff" fo:font-size="12pt" fo:font-weight="normal" style:font-size-asian="12pt" style:font-weight-asian="normal" style:font-size-complex="12pt" style:font-weight-complex="normal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  <style:text-properties fo:color="#ffffff" fo:font-size="12pt" style:font-size-asian="12pt" style:font-size-complex="12pt"/>
    </style:style>
    <style:style style:name="P5" style:family="paragraph">
      <loext:graphic-properties draw:fill-color="#5983b0"/>
      <style:paragraph-properties fo:text-align="center"/>
      <style:text-properties fo:color="#ffffff" fo:font-size="12pt" style:font-size-asian="12pt" style:font-size-complex="12pt"/>
    </style:style>
    <style:style style:name="P6" style:family="paragraph">
      <loext:graphic-properties draw:fill-color="#b4c7dc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ffff" fo:font-size="12pt" style:font-size-asian="12pt" style:font-size-complex="12pt"/>
    </style:style>
    <style:style style:name="T1" style:family="text">
      <style:text-properties fo:color="#ffffff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016cm" svg:x="5.453cm" svg:y="4.756cm">
          <text:p text:style-name="P1"><text:span text:style-name="T1">P2P copy extens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2.159cm" svg:x="1.508cm" svg:y="3.586cm">
          <text:p text:style-name="P2"><text:span text:style-name="T2">Writing a</text:span></text:p>
          <text:p text:style-name="P2"><text:span text:style-name="T2">notebook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016cm" svg:x="9.373cm" svg:y="9.62cm">
          <text:p text:style-name="P1"><text:span text:style-name="T1">Notebook</text:span></text:p>
          <text:p text:style-name="P1"><text:span text:style-name="T1">Static Analysi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9.373cm" svg:y="10.763cm">
          <text:p text:style-name="P1"><text:span text:style-name="T1">Notebook</text:span></text:p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1cm" svg:height="1.016cm" svg:x="5.453cm" svg:y="3.586cm">
          <text:p text:style-name="P1"><text:span text:style-name="T1">Shared Dev</text:span></text:p>
          <text:p text:style-name="P1"><text:span text:style-name="T1">Areas + Un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048cm" svg:height="0.762cm" draw:transform="rotate (1.5707963267949) translate (0.238cm 6.207cm)">
          <text:p text:style-name="P3"><text:span text:style-name="T2">Develop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048cm" svg:height="0.762cm" draw:transform="rotate (1.5707963267949) translate (0.238cm 9.255cm)">
          <text:p text:style-name="P3"><text:span text:style-name="T2">Productionizing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048cm" svg:height="0.762cm" draw:transform="rotate (1.5707963267949) translate (0.238cm 12.303cm)">
          <text:p text:style-name="P3"><text:span text:style-name="T2">SDLC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021cm" svg:height="0.762cm" draw:transform="rotate (1.5707963267949) translate (0.227cm 15.257cm)">
          <text:p text:style-name="P3"><text:span text:style-name="T2">Deploy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81cm" svg:height="2.159cm" svg:x="13.336cm" svg:y="9.626cm">
          <text:p text:style-name="P1"><text:span text:style-name="T1">Traditional code</text:span></text:p>
          <text:p text:style-name="P1"><text:span text:style-name="T1">linting (modified</text:span></text:p>
          <text:p text:style-name="P1"><text:span text:style-name="T1">w/ notebook norms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81cm" svg:height="2.159cm" svg:x="17.29cm" svg:y="9.636cm">
          <text:p text:style-name="P1"><text:span text:style-name="T1">Library</text:span></text:p>
          <text:p text:style-name="P1"><text:span text:style-name="T1">Test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81cm" svg:height="2.159cm" svg:x="17.312cm" svg:y="12.614cm">
          <text:p text:style-name="P1"><text:span text:style-name="T1">Enforce naming</text:span></text:p>
          <text:p text:style-name="P1"><text:span text:style-name="T1">Conventions (No</text:span></text:p>
          <text:p text:style-name="P1"><text:span text:style-name="T1">Untitled25.ipynb)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3.81cm" svg:height="2.159cm" svg:x="21.269cm" svg:y="12.624cm">
          <text:p text:style-name="P1"><text:span text:style-name="T1">Enforce</text:span></text:p>
          <text:p text:style-name="P1"><text:span text:style-name="T1">common lo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81cm" svg:height="1.016cm" svg:x="13.348cm" svg:y="13.767cm">
          <text:p text:style-name="P1"><text:span text:style-name="T1">Limit surface area</text:span></text:p>
          <text:p text:style-name="P1"><text:span text:style-name="T1">of customizeability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1.016cm" svg:x="13.348cm" svg:y="12.624cm">
          <text:p text:style-name="P1"><text:span text:style-name="T1">Shared templates,</text:span></text:p>
          <text:p text:style-name="P1"><text:span text:style-name="T1">styling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238cm" svg:y1="6.207cm" svg:x2="24.622cm" svg:y2="6.207cm">
          <text:p/>
        </draw:line>
        <draw:line draw:style-name="gr16" draw:text-style-name="P7" draw:layer="layout" svg:x1="0.238cm" svg:y1="9.207cm" svg:x2="26.781cm" svg:y2="9.207cm">
          <text:p/>
        </draw:line>
        <draw:line draw:style-name="gr16" draw:text-style-name="P7" draw:layer="layout" svg:x1="0.238cm" svg:y1="12.207cm" svg:x2="26.781cm" svg:y2="12.207cm">
          <text:p/>
        </draw:line>
        <draw:line draw:style-name="gr16" draw:text-style-name="P7" draw:layer="layout" svg:x1="0.238cm" svg:y1="15.207cm" svg:x2="26.781cm" svg:y2="15.207cm">
          <text:p/>
        </draw:line>
        <draw:line draw:style-name="gr16" draw:text-style-name="P7" draw:layer="layout" svg:x1="0.238cm" svg:y1="6.207cm" svg:x2="26.781cm" svg:y2="6.207cm">
          <text:p/>
        </draw:line>
        <draw:custom-shape draw:style-name="gr17" draw:text-style-name="P1" draw:layer="layout" svg:width="3.81cm" svg:height="1.016cm" svg:x="9.348cm" svg:y="7.847cm">
          <text:p text:style-name="P1"><text:span text:style-name="T1">Write tests for</text:span></text:p>
          <text:p text:style-name="P1"><text:span text:style-name="T1">notebook code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1cm" svg:height="1.016cm" svg:x="9.348cm" svg:y="6.677cm">
          <text:p text:style-name="P1"><text:span text:style-name="T1">Write tests for</text:span></text:p>
          <text:p text:style-name="P1"><text:span text:style-name="T1">libra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81cm" svg:height="2.159cm" svg:x="5.373cm" svg:y="6.715cm">
          <text:p text:style-name="P8"><text:span text:style-name="T1">Extract “library”</text:span></text:p>
          <text:p text:style-name="P8"><text:span text:style-name="T1">code into</text:span></text:p>
          <text:p text:style-name="P2"><text:span text:style-name="T1">proper libraries</text:span></text:p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239cm" svg:y1="3.141cm" svg:x2="26.782cm" svg:y2="3.141cm">
          <text:p/>
        </draw:line>
        <draw:line draw:style-name="gr19" draw:text-style-name="P7" draw:layer="layout" svg:x1="0.916cm" svg:y1="3.205cm" svg:x2="27.289cm" svg:y2="3.2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2T17:51:55.181708335</meta:creation-date>
    <dc:date>2020-09-13T10:04:17.298614968</dc:date>
    <meta:editing-duration>PT13H57M50S</meta:editing-duration>
    <meta:editing-cycles>1</meta:editing-cycles>
    <meta:document-statistic meta:object-count="25"/>
    <meta:generator>LibreOffice/6.2.4.2$MacOSX_X86_64 LibreOffice_project/2412653d852ce75f65fbfa83fb7e7b669a126d64</meta:generator>
  </office:meta>
</office:document-meta>
</file>